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  <style:style style:name="gr2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0.218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0.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vertical-align="bottom" fo:min-height="0.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2.218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218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818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179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12" style:family="graphic" style:parent-style-name="standard">
      <style:graphic-properties draw:stroke="none" draw:fill="solid" draw:fill-color="#ffffff" draw:shadow="hidden"/>
    </style:style>
    <style:style style:name="gr13" style:family="graphic" style:parent-style-name="standard">
      <style:graphic-properties draw:stroke="none" draw:fill="none" draw:textarea-vertical-align="middle" fo:min-height="4.358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5.858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5.856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5.888cm" fo:padding-top="0.071cm" fo:padding-bottom="0.071cm" fo:padding-left="0.071cm" fo:padding-right="0.071cm"/>
    </style:style>
    <style:style style:name="gr17" style:family="graphic" style:parent-style-name="standard">
      <style:graphic-properties draw:stroke="none" draw:fill="none" draw:textarea-vertical-align="middle" fo:min-height="5.873cm" fo:padding-top="0.071cm" fo:padding-bottom="0.071cm" fo:padding-left="0.071cm" fo:padding-right="0.071cm"/>
    </style:style>
    <style:style style:name="gr18" style:family="graphic" style:parent-style-name="standard">
      <style:graphic-properties draw:stroke="none" draw:fill="none" draw:textarea-vertical-align="middle" fo:min-height="4.38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middle" fo:min-height="5.843cm" fo:padding-top="0.071cm" fo:padding-bottom="0.071cm" fo:padding-left="0.071cm" fo:padding-right="0.071cm"/>
    </style:style>
    <style:style style:name="gr20" style:family="graphic" style:parent-style-name="standard">
      <style:graphic-properties draw:stroke="none" draw:fill="none" draw:textarea-vertical-align="middle" fo:min-height="3.047cm" fo:padding-top="0.071cm" fo:padding-bottom="0.071cm" fo:padding-left="0.071cm" fo:padding-right="0.071cm"/>
    </style:style>
    <style:style style:name="gr21" style:family="graphic" style:parent-style-name="standard">
      <style:graphic-properties draw:stroke="none" draw:fill="none" draw:textarea-vertical-align="middle" fo:min-height="5.86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4.362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none" draw:textarea-vertical-align="middle" fo:min-height="2.858cm" fo:padding-top="0.071cm" fo:padding-bottom="0.071cm" fo:padding-left="0.071cm" fo:padding-right="0.071cm"/>
    </style:style>
    <style:style style:name="gr24" style:family="graphic" style:parent-style-name="standard">
      <style:graphic-properties draw:stroke="none" draw:fill="none" draw:textarea-vertical-align="middle" fo:min-height="4.358cm" fo:padding-top="0.071cm" fo:padding-bottom="0.071cm" fo:padding-left="0.071cm" fo:padding-right="0.07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20%" fo:text-align="justify" fo:text-indent="0cm"/>
    </style:style>
    <style:style style:name="P4" style:family="paragraph">
      <style:paragraph-properties fo:margin-left="0.1cm" fo:margin-right="0cm" fo:margin-top="0cm" fo:margin-bottom="0cm" fo:line-height="120%" fo:text-align="start" fo:text-indent="0cm"/>
    </style:style>
    <style:style style:name="T1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2" style:family="text">
      <style:text-properties fo:color="#000000" style:font-name="Arial1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T3" style:family="text">
      <style:text-properties fo:color="#000000" style:font-name="Arial1" fo:font-size="14pt" fo:font-style="italic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4" style:family="text">
      <style:text-properties fo:color="#00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5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6" style:family="text">
      <style:text-properties fo:color="#000000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7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8" style:family="text">
      <style:text-properties fo:color="#000000" style:font-name="Arial1" fo:font-size="30pt" style:font-name-asian="Arial1" style:font-size-asian="30pt" style:font-name-complex="Arial1" style:font-size-complex="30pt"/>
    </style:style>
    <style:style style:name="T9" style:family="text">
      <style:text-properties fo:color="#000000" style:font-name="Arial1" fo:font-size="24pt" style:font-name-asian="Arial1" style:font-size-asian="24pt" style:font-name-complex="Arial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polyline draw:style-name="gr1" draw:layer="layout" svg:width="56.498cm" svg:height="0cm" svg:x="2cm" svg:y="0.6cm" svg:viewBox="0 0 56499 0" draw:points="0,0 28249,0 28249,0 28249,0 28249,0 56499,0">
          <text:p/>
        </draw:polyline>
        <draw:polyline draw:style-name="gr1" draw:layer="layout" svg:width="0cm" svg:height="82.898cm" svg:x="58.5cm" svg:y="0.6cm" svg:viewBox="0 0 0 82899" draw:points="0,0 0,41449 0,41449 0,41449 0,41449 0,82899">
          <text:p/>
        </draw:polyline>
        <draw:polyline draw:style-name="gr1" draw:layer="layout" svg:width="56.498cm" svg:height="0cm" svg:x="2cm" svg:y="83.6cm" svg:viewBox="0 0 56499 0" draw:points="56499,0 28249,0 28249,0 28249,0 28249,0 0,0">
          <text:p/>
        </draw:polyline>
        <draw:g>
          <draw:polyline draw:style-name="gr1" draw:layer="layout" svg:width="0cm" svg:height="82.999cm" svg:x="2cm" svg:y="0.6cm" svg:viewBox="0 0 0 83000" draw:points="0,83000 0,41500 0,41500 0,41500 0,41500 0,0">
            <text:p/>
          </draw:polyline>
          <draw:frame draw:style-name="gr2" draw:layer="layout" svg:width="1.27cm" svg:height="1.227cm" svg:x="1.365cm" svg:y="41.487cm">
            <draw:text-box>
              <text:p/>
            </draw:text-box>
          </draw:frame>
        </draw:g>
        <draw:polyline draw:style-name="gr1" draw:layer="layout" svg:width="18.499cm" svg:height="0cm" svg:x="40cm" svg:y="78.1cm" svg:viewBox="0 0 18500 0" draw:points="18500,0 9250,0 9250,0 9250,0 9250,0 0,0">
          <text:p/>
        </draw:polyline>
        <draw:polyline draw:style-name="gr1" draw:layer="layout" svg:width="0cm" svg:height="5.499cm" svg:x="40cm" svg:y="78.1cm" svg:viewBox="0 0 0 5500" draw:points="0,0 0,2750 0,2750 0,2750 0,2750 0,5500">
          <text:p/>
        </draw:polyline>
        <draw:polyline draw:style-name="gr1" draw:layer="layout" svg:width="0cm" svg:height="5.499cm" svg:x="46.5cm" svg:y="78.1cm" svg:viewBox="0 0 0 5500" draw:points="0,0 0,2750 0,2750 0,2750 0,2750 0,5500">
          <text:p/>
        </draw:polyline>
        <draw:polyline draw:style-name="gr1" draw:layer="layout" svg:width="0cm" svg:height="5.499cm" svg:x="45.5cm" svg:y="78.1cm" svg:viewBox="0 0 0 5500" draw:points="0,0 0,2750 0,2750 0,2750 0,2750 0,5500">
          <text:p/>
        </draw:polyline>
        <draw:polyline draw:style-name="gr1" draw:layer="layout" svg:width="0cm" svg:height="5.499cm" svg:x="44cm" svg:y="78.1cm" svg:viewBox="0 0 0 5500" draw:points="0,0 0,2750 0,2750 0,2750 0,2750 0,5500">
          <text:p/>
        </draw:polyline>
        <draw:polyline draw:style-name="gr1" draw:layer="layout" svg:width="0cm" svg:height="5.499cm" svg:x="41.7cm" svg:y="78.1cm" svg:viewBox="0 0 0 5500" draw:points="0,0 0,2750 0,2750 0,2750 0,2750 0,5500">
          <text:p/>
        </draw:polyline>
        <draw:polyline draw:style-name="gr1" draw:layer="layout" svg:width="6.499cm" svg:height="0cm" svg:x="40cm" svg:y="83.1cm" svg:viewBox="0 0 6500 0" draw:points="0,0 3250,0 3250,0 3250,0 3250,0 6500,0">
          <text:p/>
        </draw:polyline>
        <draw:polyline draw:style-name="gr1" draw:layer="layout" svg:width="6.499cm" svg:height="0cm" svg:x="40cm" svg:y="82.6cm" svg:viewBox="0 0 6500 0" draw:points="0,0 3250,0 3250,0 3250,0 3250,0 6500,0">
          <text:p/>
        </draw:polyline>
        <draw:polyline draw:style-name="gr1" draw:layer="layout" svg:width="18.499cm" svg:height="0cm" svg:x="40cm" svg:y="82.1cm" svg:viewBox="0 0 18500 0" draw:points="0,0 9250,0 9250,0 9250,0 9250,0 18500,0">
          <text:p/>
        </draw:polyline>
        <draw:polyline draw:style-name="gr1" draw:layer="layout" svg:width="6.499cm" svg:height="0cm" svg:x="40cm" svg:y="81.6cm" svg:viewBox="0 0 6500 0" draw:points="0,0 3250,0 3250,0 3250,0 3250,0 6500,0">
          <text:p/>
        </draw:polyline>
        <draw:polyline draw:style-name="gr1" draw:layer="layout" svg:width="6.499cm" svg:height="0cm" svg:x="40cm" svg:y="81.1cm" svg:viewBox="0 0 6500 0" draw:points="0,0 3250,0 3250,0 3250,0 3250,0 6500,0">
          <text:p/>
        </draw:polyline>
        <draw:polyline draw:style-name="gr1" draw:layer="layout" svg:width="6.499cm" svg:height="0cm" svg:x="40cm" svg:y="80.6cm" svg:viewBox="0 0 6500 0" draw:points="0,0 3250,0 3250,0 3250,0 3250,0 6500,0">
          <text:p/>
        </draw:polyline>
        <draw:polyline draw:style-name="gr1" draw:layer="layout" svg:width="6.499cm" svg:height="0cm" svg:x="40cm" svg:y="80.1cm" svg:viewBox="0 0 6500 0" draw:points="0,0 3250,0 3250,0 3250,0 3250,0 6500,0">
          <text:p/>
        </draw:polyline>
        <draw:polyline draw:style-name="gr1" draw:layer="layout" svg:width="18.499cm" svg:height="0cm" svg:x="40cm" svg:y="79.6cm" svg:viewBox="0 0 18500 0" draw:points="0,0 9250,0 9250,0 9250,0 9250,0 18500,0">
          <text:p/>
        </draw:polyline>
        <draw:polyline draw:style-name="gr1" draw:layer="layout" svg:width="6.499cm" svg:height="0cm" svg:x="40cm" svg:y="79.1cm" svg:viewBox="0 0 6500 0" draw:points="0,0 3250,0 3250,0 3250,0 3250,0 6500,0">
          <text:p/>
        </draw:polyline>
        <draw:polyline draw:style-name="gr1" draw:layer="layout" svg:width="6.499cm" svg:height="0cm" svg:x="40cm" svg:y="78.6cm" svg:viewBox="0 0 6500 0" draw:points="0,0 3250,0 3250,0 3250,0 3250,0 6500,0">
          <text:p/>
        </draw:polyline>
        <draw:polyline draw:style-name="gr1" draw:layer="layout" svg:width="0cm" svg:height="1.998cm" svg:x="56.7cm" svg:y="79.6cm" svg:viewBox="0 0 0 1999" draw:points="0,0 0,999 0,999 0,999 0,999 0,1999">
          <text:p/>
        </draw:polyline>
        <draw:polyline draw:style-name="gr1" draw:layer="layout" svg:width="0cm" svg:height="1.998cm" svg:x="55cm" svg:y="79.6cm" svg:viewBox="0 0 0 1999" draw:points="0,0 0,999 0,999 0,999 0,999 0,1999">
          <text:p/>
        </draw:polyline>
        <draw:polyline draw:style-name="gr1" draw:layer="layout" svg:width="0cm" svg:height="2.498cm" svg:x="53.5cm" svg:y="79.6cm" svg:viewBox="0 0 0 2499" draw:points="0,0 0,1250 0,1250 0,1250 0,1250 0,2499">
          <text:p/>
        </draw:polyline>
        <draw:polyline draw:style-name="gr1" draw:layer="layout" svg:width="4.999cm" svg:height="0cm" svg:x="53.5cm" svg:y="81.6cm" svg:viewBox="0 0 5000 0" draw:points="0,0 2500,0 2500,0 2500,0 2500,0 5000,0">
          <text:p/>
        </draw:polyline>
        <draw:polyline draw:style-name="gr1" draw:layer="layout" svg:width="4.999cm" svg:height="0cm" svg:x="53.5cm" svg:y="80.1cm" svg:viewBox="0 0 5000 0" draw:points="0,0 2500,0 2500,0 2500,0 2500,0 5000,0">
          <text:p/>
        </draw:polyline>
        <draw:polyline draw:style-name="gr1" draw:layer="layout" svg:width="0cm" svg:height="0.499cm" svg:x="55.5cm" svg:y="81.6cm" svg:viewBox="0 0 0 500" draw:points="0,0 0,249 0,249 0,249 0,249 0,500">
          <text:p/>
        </draw:polyline>
        <draw:frame draw:style-name="gr3" draw:layer="layout" svg:width="1.5cm" svg:height="0.681cm" svg:x="53.5cm" svg:y="79.51cm">
          <draw:text-box>
            <text:p text:style-name="P1"><text:span text:style-name="T1">Лит.</text:span></text:p>
          </draw:text-box>
        </draw:frame>
        <draw:frame draw:style-name="gr3" draw:layer="layout" svg:width="1.7cm" svg:height="0.681cm" svg:x="55cm" svg:y="79.51cm">
          <draw:text-box>
            <text:p text:style-name="P1"><text:span text:style-name="T1">Масса</text:span></text:p>
          </draw:text-box>
        </draw:frame>
        <draw:frame draw:style-name="gr3" draw:layer="layout" svg:width="1.8cm" svg:height="0.681cm" svg:x="56.7cm" svg:y="79.51cm">
          <draw:text-box>
            <text:p text:style-name="P1"><text:span text:style-name="T1">Масшт.</text:span></text:p>
          </draw:text-box>
        </draw:frame>
        <draw:polyline draw:style-name="gr1" draw:layer="layout" svg:width="0cm" svg:height="1.498cm" svg:x="54cm" svg:y="80.1cm" svg:viewBox="0 0 0 1499" draw:points="0,1499 0,750 0,750 0,750 0,750 0,0">
          <text:p/>
        </draw:polyline>
        <draw:polyline draw:style-name="gr1" draw:layer="layout" svg:width="0cm" svg:height="1.498cm" svg:x="54.5cm" svg:y="80.1cm" svg:viewBox="0 0 0 1499" draw:points="0,1499 0,750 0,750 0,750 0,750 0,0">
          <text:p/>
        </draw:polyline>
        <draw:frame draw:style-name="gr3" draw:layer="layout" svg:width="2cm" svg:height="0.681cm" svg:x="53.5cm" svg:y="81.51cm">
          <draw:text-box>
            <text:p text:style-name="P2"><text:span text:style-name="T1">Лист </text:span></text:p>
          </draw:text-box>
        </draw:frame>
        <draw:frame draw:style-name="gr3" draw:layer="layout" svg:width="3cm" svg:height="0.681cm" svg:x="55.5cm" svg:y="81.51cm">
          <draw:text-box>
            <text:p text:style-name="P3"><text:span text:style-name="T1">Листов 1</text:span></text:p>
          </draw:text-box>
        </draw:frame>
        <draw:frame draw:style-name="gr4" draw:layer="layout" svg:width="1.3cm" svg:height="0.5cm" svg:x="44.2cm" svg:y="80.1cm">
          <draw:text-box>
            <text:p text:style-name="P2"><text:span text:style-name="T1">Подп.</text:span></text:p>
          </draw:text-box>
        </draw:frame>
        <draw:frame draw:style-name="gr5" draw:layer="layout" svg:width="1cm" svg:height="0.55cm" svg:x="45.5cm" svg:y="80.1cm">
          <draw:text-box>
            <text:p text:style-name="P1"><text:span text:style-name="T1">Дата</text:span></text:p>
          </draw:text-box>
        </draw:frame>
        <draw:frame draw:style-name="gr6" draw:layer="layout" svg:width="1.4cm" svg:height="0.5cm" svg:x="40.2cm" svg:y="83.1cm">
          <draw:text-box>
            <text:p text:style-name="P2"><text:span text:style-name="T1">Утв.</text:span></text:p>
          </draw:text-box>
        </draw:frame>
        <draw:frame draw:style-name="gr6" draw:layer="layout" svg:width="1.425cm" svg:height="0.5cm" svg:x="40.188cm" svg:y="80.6cm">
          <draw:text-box>
            <text:p text:style-name="P2"><text:span text:style-name="T1">Разраб.</text:span></text:p>
          </draw:text-box>
        </draw:frame>
        <draw:frame draw:style-name="gr6" draw:layer="layout" svg:width="1.025cm" svg:height="0.5cm" svg:x="40.237cm" svg:y="81.1cm">
          <draw:text-box>
            <text:p text:style-name="P2"><text:span text:style-name="T1">Пров.</text:span></text:p>
          </draw:text-box>
        </draw:frame>
        <draw:frame draw:style-name="gr7" draw:layer="layout" svg:width="7cm" svg:height="2.5cm" svg:x="46.5cm" svg:y="79.6cm">
          <draw:text-box>
            <text:p text:style-name="P1"><text:span text:style-name="T2">Архитектура приложения. Схема программы</text:span></text:p>
          </draw:text-box>
        </draw:frame>
        <draw:line draw:style-name="gr1" draw:layer="layout" svg:x1="53.5cm" svg:y1="82.1cm" svg:x2="53.5cm" svg:y2="83.6cm">
          <text:p/>
        </draw:line>
        <draw:frame draw:style-name="gr8" draw:layer="layout" svg:width="5cm" svg:height="1.504cm" svg:x="53.5cm" svg:y="82.098cm">
          <draw:text-box>
            <text:p text:style-name="P1"><text:span text:style-name="T3">Информатика </text:span><text:span text:style-name="T3"><text:line-break/></text:span><text:span text:style-name="T3">гр. 552002</text:span></text:p>
          </draw:text-box>
        </draw:frame>
        <draw:frame draw:style-name="gr8" draw:layer="layout" svg:width="0.5cm" svg:height="1.5cm" svg:x="54cm" svg:y="80.1cm">
          <draw:text-box>
            <text:p text:style-name="P1"><text:span text:style-name="T4">Т</text:span></text:p>
          </draw:text-box>
        </draw:frame>
        <draw:frame draw:style-name="gr6" draw:layer="layout" svg:width="2.15cm" svg:height="0.5cm" svg:x="41.8cm" svg:y="80.1cm">
          <draw:text-box>
            <text:p text:style-name="P2"><text:span text:style-name="T1">№ </text:span><text:span text:style-name="T1">докум.</text:span></text:p>
          </draw:text-box>
        </draw:frame>
        <draw:frame draw:style-name="gr6" draw:layer="layout" svg:width="1.4cm" svg:height="0.5cm" svg:x="40.2cm" svg:y="82.6cm">
          <draw:text-box>
            <text:p text:style-name="P2"><text:span text:style-name="T1">Н.конт.</text:span></text:p>
          </draw:text-box>
        </draw:frame>
        <draw:frame draw:style-name="gr6" draw:layer="layout" svg:width="1.4cm" svg:height="0.5cm" svg:x="40.2cm" svg:y="82.1cm">
          <draw:text-box>
            <text:p text:style-name="P2"><text:span text:style-name="T1">Реценз.</text:span></text:p>
          </draw:text-box>
        </draw:frame>
        <draw:frame draw:style-name="gr9" draw:layer="layout" svg:width="11.6cm" svg:height="1.1cm" svg:x="46.75cm" svg:y="78.3cm">
          <draw:text-box>
            <text:p text:style-name="P1"><text:span text:style-name="T5">ГУИР.552002.052 ПД4</text:span></text:p>
          </draw:text-box>
        </draw:frame>
        <draw:frame draw:style-name="gr6" draw:layer="layout" svg:width="2.2cm" svg:height="0.5cm" svg:x="41.8cm" svg:y="82.6cm">
          <draw:text-box>
            <text:p text:style-name="P2"><text:span text:style-name="T6">Сиротко С.И.</text:span></text:p>
          </draw:text-box>
        </draw:frame>
        <draw:frame draw:style-name="gr10" draw:layer="layout" svg:width="12.4cm" svg:height="1.461cm" draw:transform="rotate (-3.14159265358979) translate (14.4cm 2.06cm)">
          <draw:text-box>
            <text:p text:style-name="P1"><text:span text:style-name="T5">ГУИР.552002.052 ПД4</text:span></text:p>
          </draw:text-box>
        </draw:frame>
        <draw:polyline draw:style-name="gr1" draw:layer="layout" svg:width="12.5cm" svg:height="1.5cm" svg:x="2cm" svg:y="0.6cm" svg:viewBox="0 0 12501 1501" draw:points="0,1501 12501,1501 12501,1401 12501,0">
          <text:p/>
        </draw:polyline>
        <draw:line draw:style-name="gr11" draw:layer="layout" svg:x1="-990.5cm" svg:y1="-220.9cm" svg:x2="-990.5cm" svg:y2="279.1cm">
          <text:p/>
        </draw:line>
        <draw:line draw:style-name="gr11" draw:layer="layout" svg:x1="1009.5cm" svg:y1="-220.9cm" svg:x2="1009.5cm" svg:y2="279.1cm">
          <text:p/>
        </draw:line>
        <draw:line draw:style-name="gr11" draw:layer="layout" svg:x1="-3988.517cm" svg:y1="-219.583cm" svg:x2="-3988.517cm" svg:y2="280.417cm">
          <text:p/>
        </draw:line>
        <draw:line draw:style-name="gr11" draw:layer="layout" svg:x1="-1988.517cm" svg:y1="-219.583cm" svg:x2="-1988.517cm" svg:y2="280.417cm">
          <text:p/>
        </draw:line>
        <draw:line draw:style-name="gr11" draw:layer="layout" svg:x1="2011.483cm" svg:y1="280.417cm" svg:x2="2011.483cm" svg:y2="-219.583cm">
          <text:p/>
        </draw:line>
        <draw:line draw:style-name="gr11" draw:layer="layout" svg:x1="4011.483cm" svg:y1="280.417cm" svg:x2="4011.483cm" svg:y2="-219.583cm">
          <text:p/>
        </draw:line>
        <draw:frame draw:style-name="gr3" draw:layer="layout" svg:width="1cm" svg:height="0.761cm" svg:x="-2989.017cm" svg:y="30.037cm">
          <draw:text-box>
            <text:p text:style-name="P1"><text:span text:style-name="T7">01</text:span></text:p>
          </draw:text-box>
        </draw:frame>
        <draw:frame draw:style-name="gr3" draw:layer="layout" svg:width="1cm" svg:height="0.761cm" svg:x="-989.017cm" svg:y="30.037cm">
          <draw:text-box>
            <text:p text:style-name="P1"><text:span text:style-name="T7">02</text:span></text:p>
          </draw:text-box>
        </draw:frame>
        <draw:frame draw:style-name="gr3" draw:layer="layout" svg:width="1cm" svg:height="0.761cm" svg:x="1010.983cm" svg:y="30.037cm">
          <draw:text-box>
            <text:p text:style-name="P1"><text:span text:style-name="T7">03</text:span></text:p>
          </draw:text-box>
        </draw:frame>
        <draw:frame draw:style-name="gr3" draw:layer="layout" svg:width="1cm" svg:height="0.761cm" svg:x="3010.983cm" svg:y="30.037cm">
          <draw:text-box>
            <text:p text:style-name="P1"><text:span text:style-name="T7">04</text:span></text:p>
          </draw:text-box>
        </draw:frame>
        <draw:frame draw:style-name="gr4" draw:layer="layout" svg:width="2.28cm" svg:height="0.5cm" svg:x="41.72cm" svg:y="83.1cm">
          <draw:text-box>
            <text:p text:style-name="P4"><text:span text:style-name="T6">Минченко Л.И.</text:span></text:p>
          </draw:text-box>
        </draw:frame>
        <draw:frame draw:style-name="gr6" draw:layer="layout" svg:width="1.5cm" svg:height="0.5cm" svg:x="40.2cm" svg:y="81.6cm">
          <draw:text-box>
            <text:p text:style-name="P2"><text:span text:style-name="T1">Т.конт.</text:span></text:p>
          </draw:text-box>
        </draw:frame>
        <draw:frame draw:style-name="gr3" draw:layer="layout" svg:width="2.3cm" svg:height="0.639cm" svg:x="41.7cm" svg:y="80.531cm">
          <draw:text-box>
            <text:p text:style-name="P1"><text:span text:style-name="T6">Чернецкий</text:span></text:p>
          </draw:text-box>
        </draw:frame>
        <draw:frame draw:style-name="gr3" draw:layer="layout" svg:width="2.3cm" svg:height="0.639cm" svg:x="41.7cm" svg:y="81.031cm">
          <draw:text-box>
            <text:p text:style-name="P1"><text:span text:style-name="T6">Шендер В.В.</text:span></text:p>
          </draw:text-box>
        </draw:frame>
        <draw:frame draw:style-name="gr3" draw:layer="layout" svg:width="2.3cm" svg:height="0.639cm" svg:x="41.7cm" svg:y="81.531cm">
          <draw:text-box>
            <text:p text:style-name="P1"><text:span text:style-name="T6">Шендер В.В.</text:span></text:p>
          </draw:text-box>
        </draw:frame>
        <draw:frame draw:style-name="gr3" draw:layer="layout" svg:width="2.4cm" svg:height="0.639cm" svg:x="41.7cm" svg:y="82.031cm">
          <draw:text-box>
            <text:p text:style-name="P2"><text:span text:style-name="T6">Лазицкас Е.А.</text:span></text:p>
          </draw:text-box>
        </draw:frame>
        <draw:g>
          <draw:g>
            <draw:path draw:style-name="gr12" draw:layer="layout" svg:width="10cm" svg:height="6cm" svg:x="7.5cm" svg:y="9.6cm" svg:viewBox="0 0 10001 6001" svg:d="M0 5251v-5251h10001v5251c-79-52-147-95-230-142-724-418-1434-609-2271-609-836 0-1546 191-2270 609-83 47-151 90-230 142-79 52-147 94-229 141-724 418-1435 609-2271 609s-1547-191-2271-609c-82-47-150-89-229-141z">
              <text:p/>
            </draw:path>
            <draw:path draw:style-name="gr11" draw:layer="layout" svg:width="10cm" svg:height="6cm" svg:x="7.5cm" svg:y="9.6cm" svg:viewBox="0 0 10001 6001" svg:d="M0 5251v-5251h10001v5251c-79-52-147-95-230-142-724-418-1434-609-2271-609-836 0-1546 191-2270 609-83 47-151 90-230 142-79 52-147 94-229 141-724 418-1435 609-2271 609s-1547-191-2271-609c-82-47-150-89-229-141z">
              <text:p/>
            </draw:path>
          </draw:g>
          <draw:frame draw:style-name="gr13" draw:layer="layout" svg:width="10cm" svg:height="4.5cm" svg:x="7.5cm" svg:y="9.6cm">
            <draw:text-box>
              <text:p text:style-name="P1"><text:span text:style-name="T8">Исходное изображение</text:span></text:p>
            </draw:text-box>
          </draw:frame>
        </draw:g>
        <draw:g>
          <draw:g>
            <draw:polygon draw:style-name="gr12" draw:layer="layout" svg:width="10cm" svg:height="6cm" svg:x="7.5cm" svg:y="24.598cm" svg:viewBox="0 0 10001 6001" draw:points="0,6001 10001,6001 10001,0 0,0">
              <text:p/>
            </draw:polygon>
            <draw:polygon draw:style-name="gr11" draw:layer="layout" svg:width="10cm" svg:height="6cm" svg:x="7.5cm" svg:y="24.598cm" svg:viewBox="0 0 10001 6001" draw:points="0,6001 10001,6001 10001,0 0,0">
              <text:p/>
            </draw:polygon>
          </draw:g>
          <draw:frame draw:style-name="gr14" draw:layer="layout" svg:width="10cm" svg:height="6cm" svg:x="7.5cm" svg:y="24.598cm">
            <draw:text-box>
              <text:p text:style-name="P1"><text:span text:style-name="T8">Определить края на изображении</text:span></text:p>
            </draw:text-box>
          </draw:frame>
        </draw:g>
        <draw:line draw:style-name="gr11" draw:layer="layout" svg:x1="12.5cm" svg:y1="14.85cm" svg:x2="12.5cm" svg:y2="16.7cm">
          <text:p/>
        </draw:line>
        <draw:g>
          <draw:g>
            <draw:polygon draw:style-name="gr12" draw:layer="layout" svg:width="10cm" svg:height="6cm" svg:x="7.5cm" svg:y="16.7cm" svg:viewBox="0 0 10001 6001" draw:points="0,6001 10001,6001 10001,0 0,0">
              <text:p/>
            </draw:polygon>
            <draw:polygon draw:style-name="gr11" draw:layer="layout" svg:width="10cm" svg:height="6cm" svg:x="7.5cm" svg:y="16.7cm" svg:viewBox="0 0 10001 6001" draw:points="0,6001 10001,6001 10001,0 0,0">
              <text:p/>
            </draw:polygon>
          </draw:g>
          <draw:frame draw:style-name="gr14" draw:layer="layout" svg:width="10cm" svg:height="6cm" svg:x="7.5cm" svg:y="16.7cm">
            <draw:text-box>
              <text:p text:style-name="P1"><text:span text:style-name="T8">Прочесть изображение</text:span></text:p>
            </draw:text-box>
          </draw:frame>
        </draw:g>
        <draw:line draw:style-name="gr11" draw:layer="layout" svg:x1="12.5cm" svg:y1="22.7cm" svg:x2="12.5cm" svg:y2="24.598cm">
          <text:p/>
        </draw:line>
        <draw:g>
          <draw:g>
            <draw:path draw:style-name="gr12" draw:layer="layout" svg:width="10cm" svg:height="6cm" svg:x="7.5cm" svg:y="32.599cm" svg:viewBox="0 0 10001 6001" svg:d="M0 5251v-5251h10001v5251c-79-52-147-94-230-142-724-418-1434-608-2270-608s-1547 190-2271 608c-82 48-150 90-230 142h1c-80 52-148 94-230 142-724 418-1435 608-2271 608s-1546-190-2270-608c-83-48-151-90-230-142z">
              <text:p/>
            </draw:path>
            <draw:path draw:style-name="gr11" draw:layer="layout" svg:width="10cm" svg:height="6cm" svg:x="7.5cm" svg:y="32.599cm" svg:viewBox="0 0 10001 6001" svg:d="M0 5251v-5251h10001v5251c-79-52-147-94-230-142-724-418-1434-608-2270-608s-1547 190-2271 608c-82 48-150 90-230 142h1c-80 52-148 94-230 142-724 418-1435 608-2271 608s-1546-190-2270-608c-83-48-151-90-230-142z">
              <text:p/>
            </draw:path>
          </draw:g>
          <draw:frame draw:style-name="gr13" draw:layer="layout" svg:width="10cm" svg:height="4.5cm" svg:x="7.5cm" svg:y="32.599cm">
            <draw:text-box>
              <text:p text:style-name="P1"><text:span text:style-name="T8">Бинарное изображение краев</text:span></text:p>
            </draw:text-box>
          </draw:frame>
        </draw:g>
        <draw:line draw:style-name="gr11" draw:layer="layout" svg:x1="12.5cm" svg:y1="30.599cm" svg:x2="12.5cm" svg:y2="32.599cm">
          <text:p/>
        </draw:line>
        <draw:g>
          <draw:g>
            <draw:polygon draw:style-name="gr12" draw:layer="layout" svg:width="9.997cm" svg:height="5.998cm" svg:x="7.502cm" svg:y="40.2cm" svg:viewBox="0 0 9998 5999" draw:points="0,5999 9998,5999 9998,0 0,0">
              <text:p/>
            </draw:polygon>
            <draw:polygon draw:style-name="gr11" draw:layer="layout" svg:width="9.997cm" svg:height="5.998cm" svg:x="7.502cm" svg:y="40.2cm" svg:viewBox="0 0 9998 5999" draw:points="0,5999 9998,5999 9998,0 0,0">
              <text:p/>
            </draw:polygon>
          </draw:g>
          <draw:frame draw:style-name="gr15" draw:layer="layout" svg:width="9.997cm" svg:height="5.998cm" svg:x="7.502cm" svg:y="40.2cm">
            <draw:text-box>
              <text:p text:style-name="P1"><text:span text:style-name="T8">Вычислить все дескрипторы признаков</text:span></text:p>
            </draw:text-box>
          </draw:frame>
        </draw:g>
        <draw:polyline draw:style-name="gr11" draw:layer="layout" svg:width="0.001cm" svg:height="2.352cm" svg:x="12.5cm" svg:y="37.849cm" svg:viewBox="0 0 2 2353" draw:points="0,0 0,1000 2,1000 2,2353">
          <text:p/>
        </draw:polyline>
        <draw:g>
          <draw:g>
            <draw:polygon draw:style-name="gr12" draw:layer="layout" svg:width="10.05cm" svg:height="6.03cm" svg:x="25.55cm" svg:y="13.07cm" svg:viewBox="0 0 10051 6031" draw:points="0,6031 10051,6031 10051,0 0,0">
              <text:p/>
            </draw:polygon>
            <draw:polygon draw:style-name="gr11" draw:layer="layout" svg:width="10.05cm" svg:height="6.03cm" svg:x="25.55cm" svg:y="13.07cm" svg:viewBox="0 0 10051 6031" draw:points="0,6031 10051,6031 10051,0 0,0">
              <text:p/>
            </draw:polygon>
          </draw:g>
          <draw:frame draw:style-name="gr16" draw:layer="layout" svg:width="10.05cm" svg:height="6.03cm" svg:x="25.55cm" svg:y="13.07cm">
            <draw:text-box>
              <text:p text:style-name="P1"><text:span text:style-name="T8">Прочесть изображения</text:span></text:p>
            </draw:text-box>
          </draw:frame>
        </draw:g>
        <draw:line draw:style-name="gr11" draw:layer="layout" svg:x1="30.575cm" svg:y1="10.85cm" svg:x2="30.575cm" svg:y2="13.07cm">
          <text:p/>
        </draw:line>
        <draw:g>
          <draw:g>
            <draw:polygon draw:style-name="gr12" draw:layer="layout" svg:width="10.05cm" svg:height="6.03cm" svg:x="25.55cm" svg:y="20.7cm" svg:viewBox="0 0 10051 6031" draw:points="0,6031 10051,6031 10051,500 9551,0 499,0 0,500">
              <text:p/>
            </draw:polygon>
            <draw:polygon draw:style-name="gr11" draw:layer="layout" svg:width="10.05cm" svg:height="6.03cm" svg:x="25.55cm" svg:y="20.7cm" svg:viewBox="0 0 10051 6031" draw:points="0,6031 10051,6031 10051,500 9551,0 499,0 0,500">
              <text:p/>
            </draw:polygon>
          </draw:g>
          <draw:frame draw:style-name="gr16" draw:layer="layout" svg:width="10.05cm" svg:height="6.03cm" svg:x="25.55cm" svg:y="20.7cm">
            <draw:text-box>
              <text:p text:style-name="P1"><text:span text:style-name="T8">1.</text:span><text:span text:style-name="T8"><text:line-break/></text:span><text:span text:style-name="T8">Для каждого изображения</text:span></text:p>
            </draw:text-box>
          </draw:frame>
        </draw:g>
        <draw:line draw:style-name="gr11" draw:layer="layout" svg:x1="30.575cm" svg:y1="19.1cm" svg:x2="30.575cm" svg:y2="20.699cm">
          <text:p/>
        </draw:line>
        <draw:g>
          <draw:g>
            <draw:polygon draw:style-name="gr12" draw:layer="layout" svg:width="10.025cm" svg:height="6.015cm" svg:x="42.512cm" svg:y="30.67cm" svg:viewBox="0 0 10026 6016" draw:points="0,6016 10026,6016 10026,0 0,0">
              <text:p/>
            </draw:polygon>
            <draw:polygon draw:style-name="gr11" draw:layer="layout" svg:width="10.025cm" svg:height="6.015cm" svg:x="42.512cm" svg:y="30.67cm" svg:viewBox="0 0 10026 6016" draw:points="0,6016 10026,6016 10026,0 0,0">
              <text:p/>
            </draw:polygon>
          </draw:g>
          <draw:frame draw:style-name="gr17" draw:layer="layout" svg:width="10.025cm" svg:height="6.015cm" svg:x="42.512cm" svg:y="30.67cm">
            <draw:text-box>
              <text:p text:style-name="P1"><text:span text:style-name="T8">Определить края на изображении</text:span></text:p>
            </draw:text-box>
          </draw:frame>
        </draw:g>
        <draw:g>
          <draw:g>
            <draw:path draw:style-name="gr12" draw:layer="layout" svg:width="10.05cm" svg:height="6.03cm" svg:x="42.5cm" svg:y="38.055cm" svg:viewBox="0 0 10051 6031" svg:d="M0 5277v-5277h10051v5277c-80-53-148-95-231-143-727-420-1441-611-2282-611-840 0-1554 191-2282 611-82 48-151 90-230 143h-1c-79 52-148 95-230 142-728 420-1442 612-2282 612-841 0-1555-192-2282-612-83-47-151-90-231-142z">
              <text:p/>
            </draw:path>
            <draw:path draw:style-name="gr11" draw:layer="layout" svg:width="10.05cm" svg:height="6.03cm" svg:x="42.5cm" svg:y="38.055cm" svg:viewBox="0 0 10051 6031" svg:d="M0 5277v-5277h10051v5277c-80-53-148-95-231-143-727-420-1441-611-2282-611-840 0-1554 191-2282 611-82 48-151 90-230 143h-1c-79 52-148 95-230 142-728 420-1442 612-2282 612-841 0-1555-192-2282-612-83-47-151-90-231-142z">
              <text:p/>
            </draw:path>
          </draw:g>
          <draw:frame draw:style-name="gr18" draw:layer="layout" svg:width="10.05cm" svg:height="4.522cm" svg:x="42.5cm" svg:y="38.055cm">
            <draw:text-box>
              <text:p text:style-name="P1"><text:span text:style-name="T8">Бинарное изображение краев</text:span></text:p>
            </draw:text-box>
          </draw:frame>
        </draw:g>
        <draw:line draw:style-name="gr11" draw:layer="layout" svg:x1="47.525cm" svg:y1="38.054cm" svg:x2="47.525cm" svg:y2="36.685cm">
          <text:p/>
        </draw:line>
        <draw:g>
          <draw:g>
            <draw:polygon draw:style-name="gr12" draw:layer="layout" svg:width="10cm" svg:height="6cm" svg:x="42.525cm" svg:y="45.785cm" svg:viewBox="0 0 10001 6001" draw:points="0,6001 10001,6001 10001,0 0,0">
              <text:p/>
            </draw:polygon>
            <draw:polygon draw:style-name="gr11" draw:layer="layout" svg:width="10cm" svg:height="6cm" svg:x="42.525cm" svg:y="45.785cm" svg:viewBox="0 0 10001 6001" draw:points="0,6001 10001,6001 10001,0 0,0">
              <text:p/>
            </draw:polygon>
          </draw:g>
          <draw:frame draw:style-name="gr14" draw:layer="layout" svg:width="10cm" svg:height="6cm" svg:x="42.525cm" svg:y="45.785cm">
            <draw:text-box>
              <text:p text:style-name="P1"><text:span text:style-name="T8">Вычислить все дескрипторы признаков</text:span></text:p>
            </draw:text-box>
          </draw:frame>
        </draw:g>
        <draw:line draw:style-name="gr11" draw:layer="layout" svg:x1="47.525cm" svg:y1="45.784cm" svg:x2="47.525cm" svg:y2="43.331cm">
          <text:p/>
        </draw:line>
        <draw:g>
          <draw:g>
            <draw:polygon draw:style-name="gr12" draw:layer="layout" svg:width="10cm" svg:height="6cm" svg:x="42.525cm" svg:y="22.71cm" svg:viewBox="0 0 10001 6001" draw:points="500,6001 9500,6001 10001,0 0,0">
              <text:p/>
            </draw:polygon>
            <draw:polygon draw:style-name="gr11" draw:layer="layout" svg:width="10cm" svg:height="6cm" svg:x="42.525cm" svg:y="22.71cm" svg:viewBox="0 0 10001 6001" draw:points="500,6001 9500,6001 10001,0 0,0">
              <text:p/>
            </draw:polygon>
          </draw:g>
          <draw:frame draw:style-name="gr14" draw:layer="layout" svg:width="9cm" svg:height="6cm" svg:x="43.025cm" svg:y="22.71cm">
            <draw:text-box>
              <text:p text:style-name="P1"><text:span text:style-name="T8">Аннотировать части объектов</text:span></text:p>
            </draw:text-box>
          </draw:frame>
        </draw:g>
        <draw:line draw:style-name="gr11" draw:layer="layout" svg:x1="47.525cm" svg:y1="28.71cm" svg:x2="47.525cm" svg:y2="30.67cm">
          <text:p/>
        </draw:line>
        <draw:g>
          <draw:g>
            <draw:polygon draw:style-name="gr12" draw:layer="layout" svg:width="9.975cm" svg:height="5.985cm" svg:x="25.575cm" svg:y="38.3cm" svg:viewBox="0 0 9976 5986" draw:points="0,0 9976,0 9976,5486 9476,5986 499,5986 0,5486">
              <text:p/>
            </draw:polygon>
            <draw:polygon draw:style-name="gr11" draw:layer="layout" svg:width="9.975cm" svg:height="5.985cm" svg:x="25.575cm" svg:y="38.3cm" svg:viewBox="0 0 9976 5986" draw:points="0,0 9976,0 9976,5486 9476,5986 499,5986 0,5486">
              <text:p/>
            </draw:polygon>
          </draw:g>
          <draw:frame draw:style-name="gr19" draw:layer="layout" svg:width="9.975cm" svg:height="5.985cm" svg:x="25.575cm" svg:y="38.3cm">
            <draw:text-box>
              <text:p text:style-name="P1"><text:span text:style-name="T8">1.</text:span><text:span text:style-name="T8"><text:line-break/></text:span><text:span text:style-name="T8"><text:line-break/></text:span><text:span text:style-name="T8"/></text:p>
            </draw:text-box>
          </draw:frame>
        </draw:g>
        <draw:g>
          <draw:g>
            <draw:polygon draw:style-name="gr12" draw:layer="layout" svg:width="10.05cm" svg:height="6.03cm" svg:x="25.55cm" svg:y="46.1cm" svg:viewBox="0 0 10051 6031" draw:points="0,6031 10051,6031 10051,500 9551,0 499,0 0,500">
              <text:p/>
            </draw:polygon>
            <draw:polygon draw:style-name="gr11" draw:layer="layout" svg:width="10.05cm" svg:height="6.03cm" svg:x="25.55cm" svg:y="46.1cm" svg:viewBox="0 0 10051 6031" draw:points="0,6031 10051,6031 10051,500 9551,0 499,0 0,500">
              <text:p/>
            </draw:polygon>
          </draw:g>
          <draw:frame draw:style-name="gr16" draw:layer="layout" svg:width="10.05cm" svg:height="6.03cm" svg:x="25.55cm" svg:y="46.1cm">
            <draw:text-box>
              <text:p text:style-name="P1"><text:span text:style-name="T8">2.</text:span><text:span text:style-name="T8"><text:line-break/></text:span><text:span text:style-name="T8">Для каждой части объекта</text:span></text:p>
            </draw:text-box>
          </draw:frame>
        </draw:g>
        <draw:polyline draw:style-name="gr11" draw:layer="layout" svg:width="0.012cm" svg:height="1.815cm" svg:x="30.563cm" svg:y="44.285cm" svg:viewBox="0 0 13 1816" draw:points="13,1816 13,1566 0,1566 0,0">
          <text:p/>
        </draw:polyline>
        <draw:g>
          <draw:g>
            <draw:polygon draw:style-name="gr12" draw:layer="layout" svg:width="10.05cm" svg:height="6.03cm" svg:x="25.55cm" svg:y="54.1cm" svg:viewBox="0 0 10051 6031" draw:points="0,6031 10051,6031 10051,0 0,0">
              <text:p/>
            </draw:polygon>
            <draw:polygon draw:style-name="gr11" draw:layer="layout" svg:width="10.05cm" svg:height="6.03cm" svg:x="25.55cm" svg:y="54.1cm" svg:viewBox="0 0 10051 6031" draw:points="0,6031 10051,6031 10051,0 0,0">
              <text:p/>
            </draw:polygon>
          </draw:g>
          <draw:frame draw:style-name="gr16" draw:layer="layout" svg:width="10.05cm" svg:height="6.03cm" svg:x="25.55cm" svg:y="54.1cm">
            <draw:text-box>
              <text:p text:style-name="P1"><text:span text:style-name="T8">Построить классификатор</text:span></text:p>
            </draw:text-box>
          </draw:frame>
        </draw:g>
        <draw:line draw:style-name="gr11" draw:layer="layout" svg:x1="35.6cm" svg:y1="57.115cm" svg:x2="39.701cm" svg:y2="61.101cm">
          <text:p/>
        </draw:line>
        <draw:g>
          <draw:polyline draw:style-name="gr11" draw:layer="layout" svg:width="1.35cm" svg:height="3.189cm" svg:x="39.7cm" svg:y="59.505cm" svg:viewBox="0 0 1351 3190" draw:points="1351,0 0,0 0,3190 1351,3190">
            <text:p/>
          </draw:polyline>
          <draw:frame draw:style-name="gr20" draw:layer="layout" svg:width="8.1cm" svg:height="3.382cm" svg:x="39.7cm" svg:y="59.409cm">
            <draw:text-box>
              <text:p text:style-name="P1"><text:span text:style-name="T9">Используя decision stump как слабый классификатор</text:span></text:p>
            </draw:text-box>
          </draw:frame>
        </draw:g>
        <draw:line draw:style-name="gr11" draw:layer="layout" svg:x1="30.575cm" svg:y1="54.099cm" svg:x2="30.575cm" svg:y2="52.13cm">
          <text:p/>
        </draw:line>
        <draw:g>
          <draw:g>
            <draw:polygon draw:style-name="gr12" draw:layer="layout" svg:width="10.05cm" svg:height="6.03cm" svg:x="25.55cm" svg:y="62.07cm" svg:viewBox="0 0 10051 6031" draw:points="0,0 10051,0 10051,5531 9551,6031 500,6031 0,5531">
              <text:p/>
            </draw:polygon>
            <draw:polygon draw:style-name="gr11" draw:layer="layout" svg:width="10.05cm" svg:height="6.03cm" svg:x="25.55cm" svg:y="62.07cm" svg:viewBox="0 0 10051 6031" draw:points="0,0 10051,0 10051,5531 9551,6031 500,6031 0,5531">
              <text:p/>
            </draw:polygon>
          </draw:g>
          <draw:frame draw:style-name="gr16" draw:layer="layout" svg:width="10.05cm" svg:height="6.03cm" svg:x="25.55cm" svg:y="62.07cm">
            <draw:text-box>
              <text:p text:style-name="P1"><text:span text:style-name="T8">2.</text:span><text:span text:style-name="T8"><text:line-break/></text:span><text:span text:style-name="T8"><text:line-break/></text:span><text:span text:style-name="T8"/></text:p>
            </draw:text-box>
          </draw:frame>
        </draw:g>
        <draw:line draw:style-name="gr11" draw:layer="layout" svg:x1="30.575cm" svg:y1="60.13cm" svg:x2="30.575cm" svg:y2="62.069cm">
          <text:p/>
        </draw:line>
        <draw:g>
          <draw:g>
            <draw:path draw:style-name="gr12" draw:layer="layout" svg:width="10.05cm" svg:height="6.03cm" svg:x="25.55cm" svg:y="70.07cm" svg:viewBox="0 0 10051 6031" svg:d="M0 5278v-5278h10051v5278c-80-53-148-95-231-143-727-420-1442-611-2282-611s-1555 191-2282 611c-83 48-151 90-231 143-79 52-148 94-230 142-728 420-1442 611-2283 611-840 0-1554-191-2282-611-82-48-151-90-230-142z">
              <text:p/>
            </draw:path>
            <draw:path draw:style-name="gr11" draw:layer="layout" svg:width="10.05cm" svg:height="6.03cm" svg:x="25.55cm" svg:y="70.07cm" svg:viewBox="0 0 10051 6031" svg:d="M0 5278v-5278h10051v5278c-80-53-148-95-231-143-727-420-1442-611-2282-611s-1555 191-2282 611c-83 48-151 90-231 143-79 52-148 94-230 142-728 420-1442 611-2283 611-840 0-1554-191-2282-611-82-48-151-90-230-142z">
              <text:p/>
            </draw:path>
          </draw:g>
          <draw:frame draw:style-name="gr18" draw:layer="layout" svg:width="10.05cm" svg:height="4.522cm" svg:x="25.55cm" svg:y="70.07cm">
            <draw:text-box>
              <text:p text:style-name="P1"><text:span text:style-name="T8">Классификаторы частей</text:span></text:p>
            </draw:text-box>
          </draw:frame>
        </draw:g>
        <draw:line draw:style-name="gr11" draw:layer="layout" svg:x1="30.575cm" svg:y1="68.1cm" svg:x2="30.575cm" svg:y2="70.07cm">
          <text:p/>
        </draw:line>
        <draw:g>
          <draw:g>
            <draw:polygon draw:style-name="gr12" draw:layer="layout" svg:width="10.01cm" svg:height="6.006cm" svg:x="7.49cm" svg:y="48.2cm" svg:viewBox="0 0 10011 6007" draw:points="0,6007 10011,6007 10011,0 0,0">
              <text:p/>
            </draw:polygon>
            <draw:polygon draw:style-name="gr11" draw:layer="layout" svg:width="10.01cm" svg:height="6.006cm" svg:x="7.49cm" svg:y="48.2cm" svg:viewBox="0 0 10011 6007" draw:points="0,6007 10011,6007 10011,0 0,0">
              <text:p/>
            </draw:polygon>
          </draw:g>
          <draw:frame draw:style-name="gr21" draw:layer="layout" svg:width="10.01cm" svg:height="6.006cm" svg:x="7.49cm" svg:y="48.2cm">
            <draw:text-box>
              <text:p text:style-name="P1"><text:span text:style-name="T8">Найти все части объектов на изображении</text:span></text:p>
            </draw:text-box>
          </draw:frame>
        </draw:g>
        <draw:polyline draw:style-name="gr11" draw:layer="layout" svg:width="0.006cm" svg:height="2.002cm" svg:x="12.495cm" svg:y="46.199cm" svg:viewBox="0 0 7 2003" draw:points="7,0 7,250 0,250 0,2003">
          <text:p/>
        </draw:polyline>
        <draw:polyline draw:style-name="gr11" draw:layer="layout" svg:width="8.05cm" svg:height="21.882cm" svg:x="17.5cm" svg:y="51.203cm" svg:viewBox="0 0 8051 21883" draw:points="0,0 3999,0 3999,21883 8051,21883">
          <text:p/>
        </draw:polyline>
        <draw:g>
          <draw:g>
            <draw:polygon draw:style-name="gr12" draw:layer="layout" svg:width="10cm" svg:height="6cm" svg:x="7.5cm" svg:y="56.2cm" svg:viewBox="0 0 10001 6001" draw:points="0,6001 10001,6001 10001,0 0,0">
              <text:p/>
            </draw:polygon>
            <draw:polygon draw:style-name="gr11" draw:layer="layout" svg:width="10cm" svg:height="6cm" svg:x="7.5cm" svg:y="56.2cm" svg:viewBox="0 0 10001 6001" draw:points="0,6001 10001,6001 10001,0 0,0">
              <text:p/>
            </draw:polygon>
          </draw:g>
          <draw:frame draw:style-name="gr14" draw:layer="layout" svg:width="10cm" svg:height="6cm" svg:x="7.5cm" svg:y="56.2cm">
            <draw:text-box>
              <text:p text:style-name="P1"><text:span text:style-name="T8">Найти объекты</text:span></text:p>
            </draw:text-box>
          </draw:frame>
        </draw:g>
        <draw:polyline draw:style-name="gr11" draw:layer="layout" svg:width="0.005cm" svg:height="1.994cm" svg:x="12.495cm" svg:y="54.206cm" svg:viewBox="0 0 6 1995" draw:points="0,0 0,249 6,249 6,1995">
          <text:p/>
        </draw:polyline>
        <draw:g>
          <draw:g>
            <draw:polygon draw:style-name="gr12" draw:layer="layout" svg:width="10cm" svg:height="6cm" svg:x="7.5cm" svg:y="64.097cm" svg:viewBox="0 0 10001 6001" draw:points="0,6001 10001,6001 10001,0 0,0">
              <text:p/>
            </draw:polygon>
            <draw:polygon draw:style-name="gr11" draw:layer="layout" svg:width="10cm" svg:height="6cm" svg:x="7.5cm" svg:y="64.097cm" svg:viewBox="0 0 10001 6001" draw:points="0,6001 10001,6001 10001,0 0,0">
              <text:p/>
            </draw:polygon>
          </draw:g>
          <draw:frame draw:style-name="gr14" draw:layer="layout" svg:width="10cm" svg:height="6cm" svg:x="7.5cm" svg:y="64.097cm">
            <draw:text-box>
              <text:p text:style-name="P1"><text:span text:style-name="T8">Выделить объекты</text:span></text:p>
            </draw:text-box>
          </draw:frame>
        </draw:g>
        <draw:line draw:style-name="gr11" draw:layer="layout" svg:x1="12.5cm" svg:y1="62.2cm" svg:x2="12.5cm" svg:y2="64.097cm">
          <text:p/>
        </draw:line>
        <draw:g>
          <draw:g>
            <draw:path draw:style-name="gr12" draw:layer="layout" svg:width="10.01cm" svg:height="6.006cm" svg:x="7.5cm" svg:y="72.094cm" svg:viewBox="0 0 10011 6007" svg:d="M0 5257v-5257h10011v5257c-79-52-147-95-230-142-724-419-1436-609-2273-609s-1549 190-2273 609c-83 47-151 90-230 142-79 52-147 94-229 141-725 419-1436 609-2274 609-837 0-1548-190-2273-609-82-47-150-89-229-141z">
              <text:p/>
            </draw:path>
            <draw:path draw:style-name="gr11" draw:layer="layout" svg:width="10.01cm" svg:height="6.006cm" svg:x="7.5cm" svg:y="72.094cm" svg:viewBox="0 0 10011 6007" svg:d="M0 5257v-5257h10011v5257c-79-52-147-95-230-142-724-419-1436-609-2273-609s-1549 190-2273 609c-83 47-151 90-230 142-79 52-147 94-229 141-725 419-1436 609-2274 609-837 0-1548-190-2273-609-82-47-150-89-229-141z">
              <text:p/>
            </draw:path>
          </draw:g>
          <draw:frame draw:style-name="gr22" draw:layer="layout" svg:width="10.01cm" svg:height="4.504cm" svg:x="7.5cm" svg:y="72.094cm">
            <draw:text-box>
              <text:p text:style-name="P1"><text:span text:style-name="T8">Итоговое изображение</text:span></text:p>
            </draw:text-box>
          </draw:frame>
        </draw:g>
        <draw:polyline draw:style-name="gr11" draw:layer="layout" svg:width="0.005cm" svg:height="1.997cm" svg:x="12.5cm" svg:y="70.097cm" svg:viewBox="0 0 6 1998" draw:points="0,0 0,249 6,249 6,1998">
          <text:p/>
        </draw:polyline>
        <draw:g>
          <draw:g>
            <draw:path draw:style-name="gr12" draw:layer="layout" svg:width="3cm" svg:height="2.961cm" svg:x="29.062cm" svg:y="28.615cm" svg:viewBox="0 0 3001 2962" svg:d="M0 1462c7-263 69-484 201-712 138-239 310-411 549-549s474-201 750-201c277 0 512 63 751 201s411 310 549 549c132 228 194 449 201 712 0 276-63 511-201 750s-310 411-549 549c-239 139-474 201-750 201-277 0-512-62-751-201-239-138-411-310-549-549s-201-474-201-750z">
              <text:p/>
            </draw:path>
            <draw:path draw:style-name="gr11" draw:layer="layout" svg:width="3cm" svg:height="2.961cm" svg:x="29.062cm" svg:y="28.615cm" svg:viewBox="0 0 3001 2962" svg:d="M0 1462c7-263 69-484 201-712 138-239 310-411 549-549s474-201 750-201c277 0 512 63 751 201s411 310 549 549c132 228 194 449 201 712 0 276-63 511-201 750s-310 411-549 549c-239 139-474 201-750 201-277 0-512-62-751-201-239-138-411-310-549-549s-201-474-201-750z">
              <text:p/>
            </draw:path>
          </draw:g>
          <draw:frame draw:style-name="gr23" draw:layer="layout" svg:width="3cm" svg:height="3cm" svg:x="29.062cm" svg:y="28.615cm">
            <draw:text-box>
              <text:p text:style-name="P1"><text:span text:style-name="T8">А</text:span></text:p>
            </draw:text-box>
          </draw:frame>
        </draw:g>
        <draw:polyline draw:style-name="gr11" draw:layer="layout" svg:width="0.012cm" svg:height="1.885cm" svg:x="30.563cm" svg:y="26.73cm" svg:viewBox="0 0 13 1886" draw:points="13,0 13,249 0,249 0,1886">
          <text:p/>
        </draw:polyline>
        <draw:g>
          <draw:g>
            <draw:path draw:style-name="gr12" draw:layer="layout" svg:width="3cm" svg:height="2.961cm" svg:x="29.062cm" svg:y="34.115cm" svg:viewBox="0 0 3001 2962" svg:d="M0 1462c7-263 69-484 201-712 138-239 310-411 549-549s474-201 750-201c277 0 512 63 751 201s411 310 549 549c132 228 194 449 201 712 0 276-63 511-201 750s-310 411-549 549c-239 139-474 201-750 201-277 0-512-62-751-201-239-138-411-310-549-549s-201-474-201-750z">
              <text:p/>
            </draw:path>
            <draw:path draw:style-name="gr11" draw:layer="layout" svg:width="3cm" svg:height="2.961cm" svg:x="29.062cm" svg:y="34.115cm" svg:viewBox="0 0 3001 2962" svg:d="M0 1462c7-263 69-484 201-712 138-239 310-411 549-549s474-201 750-201c277 0 512 63 751 201s411 310 549 549c132 228 194 449 201 712 0 276-63 511-201 750s-310 411-549 549c-239 139-474 201-750 201-277 0-512-62-751-201-239-138-411-310-549-549s-201-474-201-750z">
              <text:p/>
            </draw:path>
          </draw:g>
          <draw:frame draw:style-name="gr23" draw:layer="layout" svg:width="3cm" svg:height="3cm" svg:x="29.062cm" svg:y="34.115cm">
            <draw:text-box>
              <text:p text:style-name="P1"><text:span text:style-name="T8">В</text:span></text:p>
            </draw:text-box>
          </draw:frame>
        </draw:g>
        <draw:line draw:style-name="gr11" draw:layer="layout" svg:x1="30.563cm" svg:y1="38.3cm" svg:x2="30.563cm" svg:y2="37.115cm">
          <text:p/>
        </draw:line>
        <draw:g>
          <draw:g>
            <draw:path draw:style-name="gr12" draw:layer="layout" svg:width="3cm" svg:height="3cm" svg:x="46cm" svg:y="18.1cm" svg:viewBox="0 0 3001 3001" svg:d="M0 1501c0-277 63-512 201-751s310-411 549-549 474-201 750-201c277 0 512 63 751 201s411 310 549 549 201 474 201 750v1c0 276-63 511-201 750s-310 411-549 549-474 201-750 201c-277 0-512-63-751-201s-411-310-549-549-201-474-201-750z">
              <text:p/>
            </draw:path>
            <draw:path draw:style-name="gr11" draw:layer="layout" svg:width="3cm" svg:height="3cm" svg:x="46cm" svg:y="18.1cm" svg:viewBox="0 0 3001 3001" svg:d="M0 1501c0-277 63-512 201-751s310-411 549-549 474-201 750-201c277 0 512 63 751 201s411 310 549 549 201 474 201 750v1c0 276-63 511-201 750s-310 411-549 549-474 201-750 201c-277 0-512-63-751-201s-411-310-549-549-201-474-201-750z">
              <text:p/>
            </draw:path>
          </draw:g>
          <draw:frame draw:style-name="gr23" draw:layer="layout" svg:width="3cm" svg:height="3cm" svg:x="46cm" svg:y="18.1cm">
            <draw:text-box>
              <text:p text:style-name="P1"><text:span text:style-name="T8">А</text:span></text:p>
            </draw:text-box>
          </draw:frame>
        </draw:g>
        <draw:polyline draw:style-name="gr11" draw:layer="layout" svg:width="0.025cm" svg:height="1.61cm" svg:x="47.5cm" svg:y="21.1cm" svg:viewBox="0 0 26 1611" draw:points="0,0 0,249 26,249 26,1611">
          <text:p/>
        </draw:polyline>
        <draw:g>
          <draw:g>
            <draw:path draw:style-name="gr12" draw:layer="layout" svg:width="3cm" svg:height="3cm" svg:x="46cm" svg:y="53.1cm" svg:viewBox="0 0 3001 3001" svg:d="M0 1501c0-277 63-512 201-751s310-411 549-549 474-201 750-201c277 0 512 63 751 201s411 310 549 549 201 474 201 750v1c0 276-63 511-201 750s-310 411-549 549-474 201-750 201c-277 0-512-63-751-201s-411-310-549-549-201-474-201-750z">
              <text:p/>
            </draw:path>
            <draw:path draw:style-name="gr11" draw:layer="layout" svg:width="3cm" svg:height="3cm" svg:x="46cm" svg:y="53.1cm" svg:viewBox="0 0 3001 3001" svg:d="M0 1501c0-277 63-512 201-751s310-411 549-549 474-201 750-201c277 0 512 63 751 201s411 310 549 549 201 474 201 750v1c0 276-63 511-201 750s-310 411-549 549-474 201-750 201c-277 0-512-63-751-201s-411-310-549-549-201-474-201-750z">
              <text:p/>
            </draw:path>
          </draw:g>
          <draw:frame draw:style-name="gr23" draw:layer="layout" svg:width="3cm" svg:height="3cm" svg:x="46cm" svg:y="53.1cm">
            <draw:text-box>
              <text:p text:style-name="P1"><text:span text:style-name="T8">В</text:span></text:p>
            </draw:text-box>
          </draw:frame>
        </draw:g>
        <draw:polyline draw:style-name="gr11" draw:layer="layout" svg:width="0.025cm" svg:height="1.315cm" svg:x="47.5cm" svg:y="51.785cm" svg:viewBox="0 0 26 1316" draw:points="0,1316 0,1066 26,1066 26,0">
          <text:p/>
        </draw:polyline>
        <draw:g>
          <draw:g>
            <draw:path draw:style-name="gr12" draw:layer="layout" svg:width="10cm" svg:height="6cm" svg:x="24.5cm" svg:y="4.6cm" svg:viewBox="0 0 10001 6001" svg:d="M0 5251v-5251h10001v5251c-79-52-147-94-230-142-724-418-1434-608-2270-608s-1547 190-2271 608c-82 48-150 90-230 142h1c-80 52-148 94-230 142-724 418-1435 608-2271 608s-1546-190-2270-608c-83-48-151-90-230-142z">
              <text:p/>
            </draw:path>
            <draw:path draw:style-name="gr11" draw:layer="layout" svg:width="10cm" svg:height="6cm" svg:x="24.5cm" svg:y="4.6cm" svg:viewBox="0 0 10001 6001" svg:d="M0 5251v-5251h10001v5251c-79-52-147-94-230-142-724-418-1434-608-2270-608s-1547 190-2271 608c-82 48-150 90-230 142h1c-80 52-148 94-230 142-724 418-1435 608-2271 608s-1546-190-2270-608c-83-48-151-90-230-142z">
              <text:p/>
            </draw:path>
          </draw:g>
          <draw:frame draw:style-name="gr24" draw:layer="layout" svg:width="10cm" svg:height="4.5cm" svg:x="24.5cm" svg:y="4.6cm">
            <draw:text-box>
              <text:p/>
            </draw:text-box>
          </draw:frame>
        </draw:g>
        <draw:g>
          <draw:g>
            <draw:path draw:style-name="gr12" draw:layer="layout" svg:width="10cm" svg:height="6cm" svg:x="25cm" svg:y="5.1cm" svg:viewBox="0 0 10001 6001" svg:d="M0 5251v-5251h10001v5251c-79-52-147-94-230-142-724-418-1434-608-2270-608s-1547 190-2271 608c-82 48-150 90-230 142h1c-80 52-148 94-230 142-724 418-1435 608-2271 608s-1546-190-2270-608c-83-48-151-90-230-142z">
              <text:p/>
            </draw:path>
            <draw:path draw:style-name="gr11" draw:layer="layout" svg:width="10cm" svg:height="6cm" svg:x="25cm" svg:y="5.1cm" svg:viewBox="0 0 10001 6001" svg:d="M0 5251v-5251h10001v5251c-79-52-147-94-230-142-724-418-1434-608-2270-608s-1547 190-2271 608c-82 48-150 90-230 142h1c-80 52-148 94-230 142-724 418-1435 608-2271 608s-1546-190-2270-608c-83-48-151-90-230-142z">
              <text:p/>
            </draw:path>
          </draw:g>
          <draw:frame draw:style-name="gr24" draw:layer="layout" svg:width="10cm" svg:height="4.5cm" svg:x="25cm" svg:y="5.1cm">
            <draw:text-box>
              <text:p/>
            </draw:text-box>
          </draw:frame>
        </draw:g>
        <draw:g>
          <draw:g>
            <draw:path draw:style-name="gr12" draw:layer="layout" svg:width="10cm" svg:height="6cm" svg:x="25.575cm" svg:y="5.6cm" svg:viewBox="0 0 10001 6001" svg:d="M0 5251v-5251h10001v5251c-79-52-147-94-230-142-724-418-1434-608-2270-608s-1547 190-2271 608c-82 48-150 90-230 142h1c-80 52-148 94-230 142-724 418-1435 608-2271 608s-1546-190-2270-608c-83-48-151-90-230-142z">
              <text:p/>
            </draw:path>
            <draw:path draw:style-name="gr11" draw:layer="layout" svg:width="10cm" svg:height="6cm" svg:x="25.575cm" svg:y="5.6cm" svg:viewBox="0 0 10001 6001" svg:d="M0 5251v-5251h10001v5251c-79-52-147-94-230-142-724-418-1434-608-2270-608s-1547 190-2271 608c-82 48-150 90-230 142h1c-80 52-148 94-230 142-724 418-1435 608-2271 608s-1546-190-2270-608c-83-48-151-90-230-142z">
              <text:p/>
            </draw:path>
          </draw:g>
          <draw:frame draw:style-name="gr13" draw:layer="layout" svg:width="10cm" svg:height="4.5cm" svg:x="25.575cm" svg:y="5.6cm">
            <draw:text-box>
              <text:p text:style-name="P1"><text:span text:style-name="T8">Множество изображений для обучения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8"/>
    <meta:generator>LibreOffice/4.2.3.3$Linux_X86_64 LibreOffice_project/420m0$Build-3</meta:generator>
  </office:meta>
</office:document-meta>
</file>